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7"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9"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0" style:family="paragraph" style:parent-style-name="Standard">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11" style:family="paragraph" style:parent-style-name="Standard">
      <style:paragraph-properties fo:margin-left="12.7mm" fo:margin-right="0mm" fo:text-align="justify" style:justify-single-word="false" fo:text-indent="-12.7mm" style:auto-text-indent="false">
        <style:tab-stops/>
      </style:paragraph-properties>
    </style:style>
    <style:style style:name="P12" style:family="paragraph" style:parent-style-name="Standard">
      <style:paragraph-properties fo:text-align="center" style:justify-single-word="false" fo:break-before="page"/>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Century Gothic" fo:font-size="10pt" style:font-size-asian="10pt" style:font-size-complex="10pt"/>
    </style:style>
    <style:style style:name="T5" style:family="text">
      <style:text-properties style:font-name="Century Gothic" fo:font-size="10pt" fo:font-weight="bold" style:font-size-asian="10pt" style:font-weight-asian="bold" style:font-size-complex="10pt" style:font-weight-complex="bold"/>
    </style:style>
    <style:style style:name="T6"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AAA</text:span></text:p>
      <text:p text:style-name="P2">Company Registration No : BBB</text:p>
      <text:p text:style-name="P2"><text:s/>(Incorporated in the Republic of Singapore)</text:p>
      <text:p text:style-name="P5">(the “Company”)</text:p>
      <text:p text:style-name="P1"></text:p>
      <text:p text:style-name="P1"></text:p>
      <text:p text:style-name="P5">DIRECTORS' RESOLUTION IN WRITING PURSUANT TO </text:p>
      <text:p text:style-name="P5">ARTICLE 90 OF THE COMPANY’S ARTICLES OF ASSOCIATION</text:p>
      <text:p text:style-name="P9"></text:p>
      <text:p text:style-name="P1"></text:p>
      <text:p text:style-name="P1"></text:p>
      <text:p text:style-name="P4">FINANCIAL YEAR ENDED DDMMYYYY</text:p>
      <text:p text:style-name="P1"></text:p>
      <text:p text:style-name="P1"></text:p>
      <text:p text:style-name="P4">RESOLVED: </text:p>
      <text:p text:style-name="P1"></text:p>
      <text:p text:style-name="P1"></text:p>
      <text:p text:style-name="P3">1. <text:s/><text:tab/><text:span text:style-name="T1">THAT</text:span> pursuant to Section 205C(1) of the Companies Act Cap. 50 (“the Act”), the <text:s text:c="3"/></text:p>
      <text:p text:style-name="P3"><text:s/><text:tab/>Company is exempt from audit requirements in respect of the financial year ended.</text:p>
      <text:p text:style-name="P3"></text:p>
      <text:p text:style-name="P3"></text:p>
      <text:p text:style-name="P11"><text:span text:style-name="T4">2.<text:tab/></text:span><text:span text:style-name="T5">THAT</text:span><text:span text:style-name="T4"> the unaudited Financial Statements for the financial year ended DDMMYYYY </text:span>tog<text:span text:style-name="T4">ether with the Report of the Directors and Statement by Directors thereon, be and are hereby approved and that the following directors will be authorised to sign the Statement by Dir</text:span>ectors and Directors’ Report for and on behalf of the Board.</text:p>
      <text:p text:style-name="P3"></text:p>
      <text:p text:style-name="P3"><text:tab/>a) <text:s/>CCC</text:p>
      <text:p text:style-name="P3"><text:tab/>b) <text:s/>DDD</text:p>
      <text:p text:style-name="P3"></text:p>
      <text:p text:style-name="P3"></text:p>
      <text:p text:style-name="P3">3.<text:tab/><text:span text:style-name="T1">THAT</text:span> the unaudited Financial Statements of the Company for the financial year ended <text:span text:style-name="T1">DDMMYYYY</text:span> together with the Report of the Directors and Statement by Directors thereon, be presented in the same form to the shareholders at the forthcoming <text:span text:style-name="T1">Second Annual General Meeting</text:span>.</text:p>
      <text:p text:style-name="P3"></text:p>
      <text:p text:style-name="P3"></text:p>
      <text:p text:style-name="P10">4.<text:tab/><text:span text:style-name="T1">THAT</text:span> the expenses of the directors incurred on the Company's affairs and the directors' remuneration, if any, provided for in the unaudited Financial Statements for the financial year ended <text:span text:style-name="T1">DDMMYYYY</text:span>, be tabled at the forthcoming <text:span text:style-name="T1">XX Annual General Meeting</text:span> for approval.</text:p>
      <text:p text:style-name="P10"></text:p>
      <text:p text:style-name="P10"></text:p>
      <text:p text:style-name="P10">5.<text:tab/>THAT the forthcoming <text:span text:style-name="T1">XX Annual General Meeting</text:span> to be convened at a date, time and place to be determined by the directors and that any one of the directors or the secretary be and are hereby authorised to issue notice in respect thereof.</text:p>
      <text:p text:style-name="P1"></text:p>
      <text:p text:style-name="P1"></text:p>
      <text:p text:style-name="P1">Date : </text:p>
      <text:p text:style-name="P1"></text:p>
      <text:p text:style-name="P1"></text:p>
      <text:p text:style-name="P1"></text:p>
      <text:p text:style-name="P1">__________________________ <text:s text:c="16"/><text:tab/><text:tab/><text:tab/><text:tab/>________________________</text:p>
      <text:p text:style-name="P1"><text:span text:style-name="T1">CCC</text:span><text:tab/><text:tab/><text:tab/><text:tab/><text:tab/><text:tab/><text:tab/><text:tab/><text:span text:style-name="T1">DDD</text:span></text:p>
      <text:p text:style-name="P1">Director<text:tab/><text:tab/> <text:s/><text:tab/><text:tab/><text:tab/><text:tab/><text:tab/>Director</text:p>
      <text:p text:style-name="P1"/>
      <text:p text:style-name="P12"><text:span text:style-name="T3">AAA</text:span></text:p>
      <text:p text:style-name="P2">Company Registration No : BBB</text:p>
      <text:p text:style-name="P2"><text:s/>(Incorporated in the Republic of Singapore)</text:p>
      <text:p text:style-name="P5">(the “Company”)</text:p>
      <text:p text:style-name="P1"></text:p>
      <text:p text:style-name="P1"></text:p>
      <text:p text:style-name="P1"></text:p>
      <text:p text:style-name="P1"><text:span text:style-name="T1">NOTICE IS HEREBY GIVEN</text:span> that the <text:span text:style-name="T1">XX Annual General Meeting</text:span> of the Company will be held on:</text:p>
      <text:p text:style-name="P1"></text:p>
      <text:p text:style-name="P1"></text:p>
      <text:p text:style-name="P1">Date and Time<text:tab/><text:tab/>:<text:tab/><text:tab/><text:tab/>at 3.00 pm</text:p>
      <text:p text:style-name="P1"></text:p>
      <text:p text:style-name="P1">Venue<text:tab/><text:tab/><text:tab/>: <text:s/>VVV</text:p>
      <text:p text:style-name="P1"></text:p>
      <text:p text:style-name="P1"></text:p>
      <text:p text:style-name="P1">to transact the following business:</text:p>
      <text:p text:style-name="P1"></text:p>
      <text:p text:style-name="P1"></text:p>
      <text:p text:style-name="P8">A G E N D A</text:p>
      <text:p text:style-name="P1"></text:p>
      <text:p text:style-name="P6">Ordinary Business</text:p>
      <text:p text:style-name="P1"></text:p>
      <text:p text:style-name="P1">1.<text:tab/>To consider the Directors' Report and unaudited Financial Statements for the financial year <text:tab/>ended <text:span text:style-name="T1">DDMMYYYY</text:span>;</text:p>
      <text:p text:style-name="P1"></text:p>
      <text:p text:style-name="P1">2.<text:tab/>To re-elect <text:span text:style-name="T1">CCC</text:span> who is retiring by rotation in accordance with the Articles of Association of <text:tab/>the Company and being eligible, offers himself for re-election;</text:p>
      <text:p text:style-name="P1"></text:p>
      <text:p text:style-name="P1">3.<text:tab/>To approve Directors’ Remuneration for the year, if any;</text:p>
      <text:p text:style-name="P1"></text:p>
      <text:p text:style-name="P1">4.<text:tab/>To transact any other matters appropriate to be transacted at an Annual General Meeting.</text:p>
      <text:p text:style-name="P1"></text:p>
      <text:p text:style-name="P1"></text:p>
      <text:p text:style-name="P1"></text:p>
      <text:p text:style-name="P1"></text:p>
      <text:p text:style-name="P1">BY ORDER OF THE BOARD</text:p>
      <text:p text:style-name="P1"></text:p>
      <text:p text:style-name="P1"></text:p>
      <text:p text:style-name="P1"></text:p>
      <text:p text:style-name="P1">_______________________ <text:s text:c="12"/></text:p>
      <text:p text:style-name="P1">CCC<text:tab/><text:tab/> <text:s text:c="3"/></text:p>
      <text:p text:style-name="P1">Director</text:p>
      <text:p text:style-name="P1"></text:p>
      <text:p text:style-name="P1"></text:p>
      <text:p text:style-name="P1">Date :<text:tab/></text:p>
      <text:p text:style-name="P1"></text:p>
      <text:p text:style-name="P1"></text:p>
      <text:p text:style-name="P3"><text:span text:style-name="T1">NOTE</text:span> : A member of the Company entitled to attend and vote at a general meeting may appoint a <text:tab/>proxy to attend and vote in his stead; a proxy need not be a member of the Company. <text:s/>The <text:tab/>instrument appointing a proxy must be deposited at the registered office not less than <text:tab/>forty-eight hours before the time appointed for holding the meeting.</text:p>
      <text:p text:style-name="P3"><text:tab/></text:p>
      <text:p text:style-name="P3"><text:tab/>A corporation which is a member of the Company may, by resolution of its directors, <text:tab/>authorise any person to act as its representative at any meetings of the Company; and <text:tab/>such representative shall be entitled to exercise the same powers on behalf of the <text:tab/>Corporation which he represents as if he had been an individual member of the Company.</text:p>
      <text:p text:style-name="P2"><text:soft-page-break/><text:span text:style-name="T3">AAA</text:span></text:p>
      <text:p text:style-name="P2">Company Registration No : BBB</text:p>
      <text:p text:style-name="P2"><text:s/>(Incorporated in the Republic of Singapore)</text:p>
      <text:p text:style-name="P5">(the “Company”)</text:p>
      <text:p text:style-name="P1"></text:p>
      <text:p text:style-name="P1"></text:p>
      <text:p text:style-name="P1"></text:p>
      <text:p text:style-name="P5">MINUTES OF THE XX ANNUAL GENERAL MEETING</text:p>
      <text:p text:style-name="P1"></text:p>
      <text:p text:style-name="P1"></text:p>
      <text:p text:style-name="P1"></text:p>
      <text:p text:style-name="P1">Date and Time<text:tab/>:<text:tab/> <text:s text:c="12"/><text:tab/>at <text:s/>3.00 pm</text:p>
      <text:p text:style-name="P1"></text:p>
      <text:p text:style-name="P1">Venue<text:tab/><text:tab/>: <text:s/>VVV</text:p>
      <text:p text:style-name="P1"></text:p>
      <text:p text:style-name="P1">Present<text:tab/><text:tab/>: <text:s/>As per Attendance List</text:p>
      <text:p text:style-name="P9"></text:p>
      <text:p text:style-name="P1"></text:p>
      <text:p text:style-name="P1"></text:p>
      <text:p text:style-name="P1"><text:span text:style-name="T6">CHAIRMAN</text:span></text:p>
      <text:p text:style-name="P1"><text:span text:style-name="T1">CCC</text:span> presided the meeting as Chairman.</text:p>
      <text:p text:style-name="P1"></text:p>
      <text:p text:style-name="P1"></text:p>
      <text:p text:style-name="P1">The following resolutions were passed and it was unanimously resolved :</text:p>
      <text:p text:style-name="P1"></text:p>
      <text:p text:style-name="P1"></text:p>
      <text:p text:style-name="P7">NOTICE OF MEETING</text:p>
      <text:p text:style-name="P1"><text:s/>“That the formality of issuing two weeks’ notice to call this meeting be and hereby waived."</text:p>
      <text:p text:style-name="P1"></text:p>
      <text:p text:style-name="P1"></text:p>
      <text:p text:style-name="P7">DIRECTORS' REPORT AND UNAUDITED FINANCIAL STATEMENTS</text:p>
      <text:p text:style-name="P1">“That the Directors’ Report together with the unaudited Financial Statements for the financial year ended <text:span text:style-name="T1">DDMMYYYY</text:span>, be and are hereby considered and adopted.”</text:p>
      <text:p text:style-name="P1"></text:p>
      <text:p text:style-name="P1"></text:p>
      <text:p text:style-name="P7">DIRECTORS’ REMUNERATION</text:p>
      <text:p text:style-name="P1">“That the Directors’ remuneration being paid to the following Directors for the </text:p>
      <text:p text:style-name="P1">financial year ended <text:span text:style-name="T1">DDMMYYYY</text:span> be and are hereby approved.”</text:p>
      <text:p text:style-name="P1"></text:p>
      <text:p text:style-name="P1"><text:tab/><text:span text:style-name="T6">Name</text:span><text:span text:style-name="T1"><text:tab/><text:tab/><text:tab/><text:tab/></text:span><text:span text:style-name="T6">Amount</text:span><text:span text:style-name="T1"></text:span></text:p>
      <text:p text:style-name="P1"><text:tab/>CCC<text:tab/><text:tab/><text:tab/><text:tab/>S$</text:p>
      <text:p text:style-name="P1"><text:tab/>DDD<text:tab/><text:tab/><text:tab/><text:tab/>S$</text:p>
      <text:p text:style-name="P1"></text:p>
      <text:p text:style-name="P7">RE‑ELECTION OF DIRECTOR</text:p>
      <text:p text:style-name="P1">“That <text:span text:style-name="T1">CCC</text:span>, retiring by rotation pursuant to the Articles of Association of the Company and being eligible be and is hereby re-elected as the Director of the Company.”</text:p>
      <text:p text:style-name="P1"></text:p>
      <text:p text:style-name="P1"></text:p>
      <text:p text:style-name="P1"><text:span text:style-name="T6">CONCLUSION</text:span> </text:p>
      <text:p text:style-name="P1">There being no other business, the meeting terminated with a vote of thanks to the Chairman.</text:p>
      <text:p text:style-name="P1"></text:p>
      <text:p text:style-name="P1"></text:p>
      <text:p text:style-name="P1">Certified As True Records of Minutes</text:p>
      <text:p text:style-name="P1"></text:p>
      <text:p text:style-name="P1">________________________________</text:p>
      <text:p text:style-name="P1">CCC</text:p>
      <text:p text:style-name="P1">Chairman </text:p>
      <text:p text:style-name="P2"><text:soft-page-break/><text:span text:style-name="T3">AAA</text:span></text:p>
      <text:p text:style-name="P2">Company Registration No : BBB</text:p>
      <text:p text:style-name="P2"><text:s/>(Incorporated in the Republic of Singapore)</text:p>
      <text:p text:style-name="P5">(the “Company”)</text:p>
      <text:p text:style-name="P1"></text:p>
      <text:p text:style-name="P1"></text:p>
      <text:p text:style-name="P1"></text:p>
      <text:p text:style-name="P1"><text:span text:style-name="T1">ATTENDANCE LIST FOR THE XX ANNUAL GENERAL MEETING</text:span> of the members of the Company held at:</text:p>
      <text:p text:style-name="P1"></text:p>
      <text:p text:style-name="P1"></text:p>
      <text:p text:style-name="P1">Date and Time<text:tab/>:<text:tab/><text:tab/><text:tab/>at <text:s/>3.00 pm</text:p>
      <text:p text:style-name="P1"></text:p>
      <text:p text:style-name="P1"></text:p>
      <text:p text:style-name="P1">Venue<text:tab/><text:tab/> <text:s text:c="5"/>: <text:s/>VVV</text:p>
      <text:p text:style-name="P9"></text:p>
      <text:p text:style-name="P1"></text:p>
      <text:p text:style-name="P1"></text:p>
      <text:p text:style-name="P2"><text:span text:style-name="T6">P R E S E N T</text:span> </text:p>
      <text:p text:style-name="P1"></text:p>
      <text:p text:style-name="P1"></text:p>
      <text:p text:style-name="P1"></text:p>
      <text:p text:style-name="P1"></text:p>
      <text:p text:style-name="P1"></text:p>
      <text:p text:style-name="P1"><text:s text:c="8"/><text:span text:style-name="T6">MEMBERS</text:span><text:tab/><text:tab/><text:tab/><text:tab/><text:tab/> <text:s text:c="22"/><text:span text:style-name="T6">SIGNATURE</text:span><text:tab/><text:tab/></text:p>
      <text:p text:style-name="P1"></text:p>
      <text:p text:style-name="P1"></text:p>
      <text:p text:style-name="P1"></text:p>
      <text:p text:style-name="P1"></text:p>
      <text:p text:style-name="P1"></text:p>
      <text:p text:style-name="P1"></text:p>
      <text:p text:style-name="P1"></text:p>
      <text:p text:style-name="P1">CCC<text:tab/><text:tab/><text:tab/><text:tab/><text:tab/>:<text:tab/>_____________________________________________</text:p>
      <text:p text:style-name="P1"></text:p>
      <text:p text:style-name="P1"></text:p>
      <text:p text:style-name="P1"></text:p>
      <text:p text:style-name="P1"></text:p>
      <text:p text:style-name="P1"></text:p>
      <text:p text:style-name="P1">DDD<text:tab/><text:tab/><text:tab/><text:tab/><text:tab/>: <text:tab/>_____________________________________________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12:26</meta:creation-date>
    <dc:date>2015-11-02T08:22:00</dc:date>
    <dc:creator>phung11764 </dc:creator>
    <meta:editing-duration>P0D</meta:editing-duration>
    <meta:editing-cycles>1</meta:editing-cycles>
    <meta:document-statistic meta:table-count="0" meta:image-count="0" meta:object-count="0" meta:page-count="4" meta:paragraph-count="184" meta:word-count="751" meta:character-count="4929" meta:non-whitespace-character-count="3888"/>
    <meta:generator>LibreOffice/3.5$Linux_X86_64 LibreOffice_project/350m1$Build-2</meta:generator>
  </office:meta>
</office:document-meta>
</file>